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95.25pt"/>
    </style:style>
    <style:style style:name="co10" style:family="table-column">
      <style:table-column-properties fo:break-before="auto" style:column-width="570.76pt"/>
    </style:style>
    <style:style style:name="co11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205.99pt"/>
    </style:style>
    <style:style style:name="co1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53.75pt"/>
    </style:style>
    <style:style style:name="co16" style:family="table-column">
      <style:table-column-properties fo:break-before="auto" style:column-width="113.84pt"/>
    </style:style>
    <style:style style:name="co17" style:family="table-column">
      <style:table-column-properties fo:break-before="auto" style:column-width="181.39pt"/>
    </style:style>
    <style:style style:name="co18" style:family="table-column">
      <style:table-column-properties fo:break-before="auto" style:column-width="48.1pt"/>
    </style:style>
    <style:style style:name="co19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8" style:family="table-cell" style:parent-style-name="Default" style:data-style-name="N0"/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4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5" table:default-cell-style-name="Default"/>
        <table:table-column table:style-name="co16" table:number-columns-repeated="8" table:default-cell-style-name="Default"/>
        <table:table-column table:style-name="co16" table:default-cell-style-name="ce3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4">
          <table:table-cell table:style-name="ce9" office:value-type="string" calcext:value-type="string">
            <text:p>23-.01-.03-.01-.001-.000-.540-.-</text:p>
          </table:table-cell>
          <table:table-cell table:style-name="ce9" office:value-type="string" calcext:value-type="string">
            <text:p><text:span text:style-name="T1">Anomala crassa</text:span></text:p>
          </table:table-cell>
          <table:table-cell table:style-name="ce9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11" office:value-type="string" calcext:value-type="string">
            <text:p>Anomala</text:p>
          </table:table-cell>
          <table:table-cell table:style-name="ce9" office:value-type="string" calcext:value-type="string">
            <text:p>crassa</text:p>
          </table:table-cell>
          <table:table-cell/>
          <table:table-cell table:style-name="ce3" office:value-type="string" calcext:value-type="string">
            <text:p>BEND-028</text:p>
          </table:table-cell>
          <table:table-cell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</table:table-row>
        <table:table-row table:style-name="ro4">
          <table:table-cell table:style-name="ce9" office:value-type="string" calcext:value-type="string">
            <text:p>23-.01-.03-.01-.001-.000-.368-.-</text:p>
          </table:table-cell>
          <table:table-cell table:style-name="ce9" office:value-type="string" calcext:value-type="string">
            <text:p><text:span text:style-name="T1">Anomala crassa</text:span></text:p>
          </table:table-cell>
          <table:table-cell table:style-name="ce9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11" office:value-type="string" calcext:value-type="string">
            <text:p>Anomala</text:p>
          </table:table-cell>
          <table:table-cell table:style-name="ce9" office:value-type="string" calcext:value-type="string">
            <text:p>crassa</text:p>
          </table:table-cell>
          <table:table-cell/>
          <table:table-cell table:style-name="ce3" office:value-type="string" calcext:value-type="string">
            <text:p>LANS-014</text:p>
          </table:table-cell>
          <table:table-cell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Aegiali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mi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Acanth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iclipter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Diclipter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icliptera obtusifolia</text:p>
          </table:table-cell>
          <table:table-cell office:value-type="string" calcext:value-type="string">
            <text:p>(Bremek.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Dicliptera obtusifolia var. ciliifera Urb.</text:p>
          </table:table-cell>
          <table:table-cell office:value-type="string" calcext:value-type="string">
            <text:p>Urb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office:value-type="string" calcext:value-type="string">
            <text:p>ciliifera</text:p>
          </table:table-cell>
          <table:table-cell table:number-columns-repeated="2"/>
          <table:table-cell office:value-type="string" calcext:value-type="string">
            <text:p>ICNafp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Dicliptera obtusifolia var. ciliifera Urb.</text:p>
          </table:table-cell>
          <table:table-cell office:value-type="string" calcext:value-type="string">
            <text:p>Urb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office:value-type="string" calcext:value-type="string">
            <text:p>ciliifera</text:p>
          </table:table-cell>
          <table:table-cell table:number-columns-repeated="2"/>
          <table:table-cell office:value-type="string" calcext:value-type="string">
            <text:p>ICNafp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diff author string</text:p>
          </table:table-cell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default-cell-style-name="ce3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3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BEND-028</text:p>
          </table:table-cell>
          <table:table-cell/>
          <table:table-cell table:style-name="ce3" office:value-type="string" calcext:value-type="string">
            <text:p>Benderitter E.</text:p>
          </table:table-cell>
          <table:table-cell office:value-type="string" calcext:value-type="string">
            <text:p>Quelques Rutélides nouveaux. 10e Note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Bulletin de la Société entomologique de France 92:216-2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S-014</text:p>
          </table:table-cell>
          <table:table-cell/>
          <table:table-cell office:value-type="string" calcext:value-type="string">
            <text:p>Lansberge G.W. van</text:p>
          </table:table-cell>
          <table:table-cell table:style-name="ce3" office:value-type="string" calcext:value-type="string">
            <text:p>Diagnoses de quelques espèces nouvelles de Buprestidae et de Scarabaeides de la Malaisie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nnales de la Société entomologique de Belgique (Compte Rendus) 22:147-155 (CXLVIII-CLV)</text:p>
          </table:table-cell>
          <table:table-cell table:number-columns-repeated="2"/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ce4"/>
        <table:table-column table:style-name="co19" table:number-columns-repeated="2" table:default-cell-style-name="Default"/>
        <table:table-column table:style-name="co19" table:default-cell-style-name="ce5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table:style-name="Default"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3"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3"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3"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3"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3"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3"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4">
          <table:table-cell table:style-name="ce9" office:value-type="string" calcext:value-type="string">
            <text:p>23-.01-.03-.01-.001-.000-.540-.-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3-.01-.03-.01-.001-.000-.540-.-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3"/>
          <table:table-cell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</table:table-row>
        <table:table-row table:style-name="ro4">
          <table:table-cell table:style-name="ce9" office:value-type="string" calcext:value-type="string">
            <text:p>23-.01-.03-.01-.001-.000-.368-.-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3-.01-.03-.01-.001-.000-.368-.-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3"/>
          <table:table-cell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13" office:value-type="date" office:date-value="2019-01-10" calcext:value-type="date">
            <text:p>2019-01-1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table:style-name="ce13" office:value-type="date" office:date-value="2019-01-10" calcext:value-type="date">
            <text:p>2019-01-1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table:style-name="ce13" office:value-type="date" office:date-value="2019-01-10" calcext:value-type="date">
            <text:p>2019-01-1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diff author string</text:p>
          </table:table-cell>
        </table:table-row>
      </table:table>
      <table:table table:name="VernacularName" table:style-name="ta1">
        <table:table-column table:style-name="co1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4:56:22.619495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4:58:19.360412935</dc:date>
    <meta:editing-duration>PT45M31S</meta:editing-duration>
    <meta:editing-cycles>7</meta:editing-cycles>
    <meta:generator>LibreOffice/6.0.7.3$Linux_X86_64 LibreOffice_project/00m0$Build-3</meta:generator>
    <meta:document-statistic meta:table-count="9" meta:cell-count="270" meta:object-count="0"/>
  </office:meta>
</office:document-meta>
</file>